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81e7" officeooo:paragraph-rsid="000d81e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de l’exten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27:32.482980546</meta:creation-date>
    <dc:date>2020-01-22T15:28:40.653649972</dc:date>
    <meta:editing-duration>PT1M9S</meta:editing-duration>
    <meta:editing-cycles>1</meta:editing-cycles>
    <meta:document-statistic meta:table-count="0" meta:image-count="0" meta:object-count="0" meta:page-count="1" meta:paragraph-count="1" meta:word-count="3" meta:character-count="28" meta:non-whitespace-character-count="26"/>
    <meta:generator>LibreOffice/5.3.6.1$Linux_X86_64 LibreOffice_project/30$Build-1</meta:generator>
  </office:meta>
</office:document-meta>
</file>